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opacity="0%" draw:fill="solid" draw:fill-color="#eeeeee" draw:textarea-horizontal-align="justify" draw:textarea-vertical-align="middle" draw:auto-grow-height="false" fo:min-height="0.385cm" fo:min-width="19.09cm" loext:decorative="false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3.473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02cm" loext:decorative="false"/>
      <style:paragraph-properties style:writing-mode="lr-tb"/>
    </style:style>
    <style:style style:name="gr4" style:family="graphic" style:parent-style-name="objectwithoutfill">
      <style:graphic-properties svg:stroke-width="0.102cm" svg:stroke-color="#000000" draw:marker-start-width="0.356cm" draw:marker-end-width="0.356cm" draw:fill="none" draw:textarea-vertical-align="middle" fo:padding-top="0.176cm" fo:padding-bottom="0.176cm" fo:padding-left="0.301cm" fo:padding-right="0.301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solid" draw:fill-color="#eeeeee" draw:textarea-vertical-align="middle" draw:auto-grow-height="true" draw:auto-grow-width="false" fo:min-height="0.685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solid" draw:fill-color="#eeeeee" draw:textarea-vertical-align="middle" draw:auto-grow-height="true" draw:auto-grow-width="false" fo:min-height="0.702cm" loext:decorative="false"/>
      <style:paragraph-properties style:writing-mode="lr-tb"/>
    </style:style>
    <style:style style:name="gr7" style:family="graphic" style:parent-style-name="objectwithoutfill">
      <style:graphic-properties svg:stroke-width="0.025cm" draw:marker-start-width="0.229cm" draw:marker-end-width="0.229cm" draw:fill="none" draw:textarea-vertical-align="middle" fo:padding-top="0.137cm" fo:padding-bottom="0.137cm" fo:padding-left="0.262cm" fo:padding-right="0.262cm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11.18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14.355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3.878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7.692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6.438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2.925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0.277cm" loext:decorative="false"/>
      <style:paragraph-properties style:writing-mode="lr-tb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fo:font-size="44pt" fo:font-weight="bold" style:font-size-asian="44pt" style:font-weight-asian="bold" style:font-size-complex="44pt" style:font-weight-complex="bold"/>
    </style:style>
    <style:style style:name="P4" style:family="paragraph">
      <style:paragraph-properties fo:margin-top="0.42cm" fo:margin-bottom="0.35cm" fo:text-align="center"/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paragraph-properties fo:margin-top="0.42cm" fo:margin-bottom="0.35cm" fo:text-align="center"/>
      <style:text-properties fo:font-size="10pt" style:font-size-asian="10pt" style:font-size-complex="10pt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  <style:text-properties fo:font-size="36pt" style:font-size-asian="36pt" style:font-size-complex="36pt"/>
    </style:style>
    <style:style style:name="P8" style:family="paragraph">
      <style:text-properties fo:color="#2a6099" loext:opacity="100%" fo:letter-spacing="0.071cm" fo:font-weight="bold" style:font-weight-asian="bold" style:font-weight-complex="bold"/>
    </style:style>
    <style:style style:name="P9" style:family="paragraph">
      <loext:graphic-properties draw:fill="solid" draw:fill-color="#eeeeee"/>
      <style:text-properties fo:color="#2a6099" loext:opacity="100%" fo:font-size="15pt" fo:letter-spacing="0.071cm" fo:font-weight="bold" style:font-size-asian="15pt" style:font-weight-asian="bold" style:font-size-complex="15pt" style:font-weight-complex="bold"/>
    </style:style>
    <style:style style:name="P10" style:family="paragraph">
      <style:text-properties fo:font-weight="bold"/>
    </style:style>
    <style:style style:name="P11" style:family="paragraph">
      <loext:graphic-properties draw:fill="solid" draw:fill-color="#eeeeee"/>
      <style:text-properties fo:font-size="12pt" fo:font-weight="bold" style:font-size-asian="12pt" style:font-size-complex="12pt"/>
    </style:style>
    <style:style style:name="P12" style:family="paragraph">
      <style:paragraph-properties fo:text-align="end"/>
      <style:text-properties fo:font-weight="bold"/>
    </style:style>
    <style:style style:name="P13" style:family="paragraph">
      <loext:graphic-properties draw:fill="solid" draw:fill-color="#eeeeee"/>
      <style:paragraph-properties fo:text-align="end"/>
      <style:text-properties fo:font-size="13pt" fo:font-weight="bold" style:font-size-asian="13pt" style:font-size-complex="13pt"/>
    </style:style>
    <style:style style:name="P14" style:family="paragraph">
      <style:text-properties fo:color="#2a6099" loext:opacity="100%" fo:font-weight="bold"/>
    </style:style>
    <style:style style:name="P15" style:family="paragraph">
      <loext:graphic-properties draw:fill="solid" draw:fill-color="#eeeeee"/>
      <style:text-properties fo:color="#2a6099" loext:opacity="100%" fo:font-size="12pt" fo:font-weight="bold" style:font-size-asian="12pt" style:font-size-complex="12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 draw:fill-color="#ffffff"/>
      <style:paragraph-properties fo:text-align="end"/>
    </style:style>
    <style:style style:name="P18" style:family="paragraph">
      <style:paragraph-properties fo:margin-top="0.2cm" fo:margin-bottom="0.2cm"/>
    </style:style>
    <style:style style:name="P19" style:family="paragraph">
      <loext:graphic-properties draw:fill="none" draw:fill-color="#ffffff"/>
      <style:paragraph-properties fo:margin-top="0.2cm" fo:margin-bottom="0.2cm" fo:text-align="end"/>
      <style:text-properties fo:font-size="16pt" style:font-size-asian="16pt" style:font-size-complex="16pt"/>
    </style:style>
    <style:style style:name="P20" style:family="paragraph">
      <style:paragraph-properties fo:margin-top="0cm" fo:margin-bottom="0.229cm"/>
    </style:style>
    <style:style style:name="P21" style:family="paragraph">
      <loext:graphic-properties draw:fill="none" draw:fill-color="#ffffff"/>
      <style:paragraph-properties fo:margin-top="0cm" fo:margin-bottom="0.229cm" fo:text-align="end"/>
      <style:text-properties fo:font-size="14pt" style:font-size-asian="14pt" style:font-size-complex="14pt"/>
    </style:style>
    <style:style style:name="P22" style:family="paragraph">
      <style:paragraph-properties fo:margin-top="0.203cm" fo:margin-bottom="0.203cm"/>
      <style:text-properties fo:font-size="16pt"/>
    </style:style>
    <style:style style:name="P23" style:family="paragraph">
      <loext:graphic-properties draw:fill="none" draw:fill-color="#ffffff"/>
      <style:paragraph-properties fo:margin-top="0.203cm" fo:margin-bottom="0.203cm" fo:text-align="end"/>
      <style:text-properties fo:font-size="16pt" style:font-size-asian="18pt" style:font-size-complex="18pt"/>
    </style:style>
    <style:style style:name="P24" style:family="paragraph">
      <loext:graphic-properties draw:fill="none" draw:fill-color="#ffffff"/>
      <style:paragraph-properties fo:margin-top="0.203cm" fo:margin-bottom="0.203cm" fo:text-align="end"/>
      <style:text-properties fo:font-size="16pt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3pt" fo:font-weight="normal" style:font-size-asian="13pt" style:font-weight-asian="normal" style:font-size-complex="13pt" style:font-weight-complex="normal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color="#2a6099" loext:opacity="100%" fo:font-size="13pt" fo:letter-spacing="0.071cm" fo:font-weight="bold" style:font-size-asian="13pt" style:font-weight-asian="bold" style:font-size-complex="13pt" style:font-weight-complex="bold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0.635cm" svg:x="1cm" svg:y="10.46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0.795cm" svg:height="3.723cm" svg:x="5.398cm" svg:y="-0.056cm">
          <draw:text-box>
            <text:p text:style-name="P2"><text:span text:style-name="T1">Collin Kravig</text:span></text:p>
          </draw:text-box>
        </draw:frame>
        <draw:frame draw:style-name="gr3" draw:text-style-name="P5" draw:layer="layout" svg:width="16.827cm" svg:height="1.27cm" svg:x="2.382cm" svg:y="2.657cm">
          <draw:text-box>
            <text:p text:style-name="P4"><text:span text:style-name="T2"><text:a xlink:href="tel:2626649655" xlink:type="simple">262-664-9655</text:a></text:span><text:span text:style-name="T3"><text:s/></text:span><text:span text:style-name="T2">| </text:span><text:span text:style-name="T2"><text:a xlink:href="mailto:ckravig@gmail.com" xlink:type="simple">ckravig@gmail.com</text:a></text:span><text:span text:style-name="T4"><text:s/></text:span><text:span text:style-name="T2">| </text:span><text:span text:style-name="T2"><text:a xlink:href="https://www.linkedin.com/in/ckravig" xlink:type="simple">linkedin.com/in/ckravig</text:a></text:span><text:span text:style-name="T4"><text:s/></text:span><text:span text:style-name="T2">| </text:span><text:span text:style-name="T2"><text:a xlink:href="https://ckravig.com/" xlink:type="simple">ckravig.com</text:a></text:span></text:p>
          </draw:text-box>
        </draw:frame>
        <draw:line draw:style-name="gr4" draw:text-style-name="P7" draw:layer="layout" svg:x1="1cm" svg:y1="4.175cm" svg:x2="20.59cm" svg:y2="4.175cm">
          <text:p text:style-name="P6"><text:span text:style-name="T5"/></text:p>
        </draw:line>
        <draw:frame draw:style-name="gr5" draw:text-style-name="P9" draw:layer="layout" svg:width="19.59cm" svg:height="0.935cm" svg:x="1cm" svg:y="9.845cm">
          <draw:text-box>
            <text:p text:style-name="P8"><text:span text:style-name="T6">PROFESSIONAL EXPERIENCE</text:span></text:p>
          </draw:text-box>
        </draw:frame>
        <draw:frame draw:style-name="gr6" draw:text-style-name="P11" draw:layer="layout" svg:width="9.525cm" svg:height="0.952cm" svg:x="1cm" svg:y="10.815cm">
          <draw:text-box>
            <text:p text:style-name="P10"><text:span text:style-name="T3">Modine Manufacturing Company</text:span></text:p>
          </draw:text-box>
        </draw:frame>
        <draw:frame draw:style-name="gr6" draw:text-style-name="P13" draw:layer="layout" svg:width="10.16cm" svg:height="0.952cm" svg:x="10.407cm" svg:y="10.832cm">
          <draw:text-box>
            <text:p text:style-name="P12"><text:span text:style-name="T3">Sept. 2022 - Present</text:span></text:p>
          </draw:text-box>
        </draw:frame>
        <draw:frame draw:style-name="gr6" draw:text-style-name="P15" draw:layer="layout" svg:width="19.59cm" svg:height="0.952cm" svg:x="1cm" svg:y="11.668cm">
          <draw:text-box>
            <text:p text:style-name="P14"><text:span text:style-name="T3">Systems Engineer</text:span></text:p>
          </draw:text-box>
        </draw:frame>
        <draw:line draw:style-name="gr7" draw:text-style-name="P16" draw:layer="layout" svg:x1="1cm" svg:y1="10.732cm" svg:x2="20.59cm" svg:y2="10.732cm">
          <text:p/>
        </draw:line>
        <draw:frame draw:style-name="gr8" draw:text-style-name="P17" draw:layer="layout" svg:width="19.59cm" svg:height="11.43cm" svg:x="1cm" svg:y="12.685cm">
          <draw:text-box>
            <text:p/>
          </draw:text-box>
        </draw:frame>
        <draw:frame draw:style-name="gr9" draw:text-style-name="P19" draw:layer="layout" svg:width="19.59cm" svg:height="14.605cm" svg:x="1cm" svg:y="12.685cm">
          <draw:text-box>
            <text:list text:style-name="L1">
              <text:list-item>
                <text:p text:style-name="P18"><text:span text:style-name="T7">Engineered and Administered RDP services hosted with Microsoft ISS.</text:span></text:p>
              </text:list-item>
              <text:list-item>
                <text:p text:style-name="P18"><text:span text:style-name="T7">Responsible for user account creation automation and GUI’s.</text:span></text:p>
              </text:list-item>
              <text:list-item>
                <text:p text:style-name="P18"><text:span text:style-name="T7">Utilize and maintain a Nutanix &amp; PowerEdge server environment.</text:span></text:p>
              </text:list-item>
              <text:list-item>
                <text:p text:style-name="P18"><text:span text:style-name="T7">Engineered and maintained Azure Automations utilizing cloud and hybrid workers.</text:span></text:p>
              </text:list-item>
              <text:list-item>
                <text:p text:style-name="P18"><text:span text:style-name="T7">Assisted in the integration of SuccessFactors into our existing infastructure.</text:span></text:p>
              </text:list-item>
              <text:list-item>
                <text:p text:style-name="P18"><text:span text:style-name="T7">Engineered syncing features between our git repo and prod file share utilizing git hooks and rsync.</text:span></text:p>
              </text:list-item>
              <text:list-item>
                <text:p text:style-name="P18"><text:span text:style-name="T7">Communicated regularly with end users, business units and other IT teams.</text:span></text:p>
              </text:list-item>
              <text:list-item>
                <text:p text:style-name="P18"><text:span text:style-name="T7">Learned and adapted quickly to new technology solutions and software applications.</text:span></text:p>
              </text:list-item>
              <text:list-item>
                <text:p text:style-name="P18"><text:span text:style-name="T7">Provided 2nd and 3rd-level technical support and troubleshooting.</text:span></text:p>
              </text:list-item>
              <text:list-item>
                <text:p text:style-name="P18"><text:span text:style-name="T7">Implemented, developed, and tested migrations of web servers, and application servers on physical hardware devices and Nutanix virtual environment.</text:span></text:p>
              </text:list-item>
              <text:list-item>
                <text:p text:style-name="P18"><text:span text:style-name="T7">Assisted in the process of selecting server hardware specifications and generating quotes.</text:span></text:p>
              </text:list-item>
            </text:list>
          </draw:text-box>
        </draw:frame>
        <draw:frame draw:style-name="gr5" draw:text-style-name="P9" draw:layer="layout" svg:width="19.59cm" svg:height="0.935cm" svg:x="1cm" svg:y="4.946cm">
          <draw:text-box>
            <text:p text:style-name="P8"><text:span text:style-name="T6">CORE COMPETENCIES</text:span></text:p>
          </draw:text-box>
        </draw:frame>
        <draw:line draw:style-name="gr7" draw:text-style-name="P16" draw:layer="layout" svg:x1="1cm" svg:y1="5.833cm" svg:x2="20.59cm" svg:y2="5.833cm">
          <text:p/>
        </draw:line>
        <draw:frame draw:style-name="gr10" draw:text-style-name="P21" draw:layer="layout" svg:width="6.032cm" svg:height="4.128cm" svg:x="1cm" svg:y="5.762cm">
          <draw:text-box>
            <text:list text:style-name="L1">
              <text:list-item>
                <text:p text:style-name="P20"><text:span text:style-name="T8">Windows/Linux</text:span></text:p>
              </text:list-item>
              <text:list-item>
                <text:p text:style-name="P20"><text:span text:style-name="T8">Virtualization</text:span></text:p>
              </text:list-item>
              <text:list-item>
                <text:p text:style-name="P20"><text:span text:style-name="T8">Containerization</text:span></text:p>
              </text:list-item>
              <text:list-item>
                <text:p text:style-name="P20"><text:span text:style-name="T8">Hypervisors</text:span></text:p>
              </text:list-item>
              <text:list-item>
                <text:p text:style-name="P20"><text:span text:style-name="T8">Active Directory</text:span></text:p>
              </text:list-item>
            </text:list>
          </draw:text-box>
        </draw:frame>
        <draw:frame draw:style-name="gr10" draw:text-style-name="P21" draw:layer="layout" svg:width="6.985cm" svg:height="4.128cm" svg:x="7.032cm" svg:y="5.762cm">
          <draw:text-box>
            <text:list text:style-name="L1">
              <text:list-item>
                <text:p text:style-name="P20"><text:span text:style-name="T8">PowerShell/Scripting</text:span></text:p>
              </text:list-item>
              <text:list-item>
                <text:p text:style-name="P20"><text:span text:style-name="T8">Programming Languages</text:span></text:p>
              </text:list-item>
              <text:list-item>
                <text:p text:style-name="P20"><text:span text:style-name="T8">Azure</text:span></text:p>
              </text:list-item>
              <text:list-item>
                <text:p text:style-name="P20"><text:span text:style-name="T8">Git</text:span></text:p>
              </text:list-item>
              <text:list-item>
                <text:p text:style-name="P20"><text:span text:style-name="T8">Server Management</text:span></text:p>
              </text:list-item>
            </text:list>
          </draw:text-box>
        </draw:frame>
        <draw:frame draw:style-name="gr10" draw:text-style-name="P21" draw:layer="layout" svg:width="6.57cm" svg:height="4.128cm" svg:x="14.017cm" svg:y="5.762cm">
          <draw:text-box>
            <text:list text:style-name="L1">
              <text:list-item>
                <text:p text:style-name="P20"><text:span text:style-name="T8">SCCM</text:span></text:p>
              </text:list-item>
              <text:list-item>
                <text:p text:style-name="P20"><text:span text:style-name="T8">Cloudflare</text:span></text:p>
              </text:list-item>
              <text:list-item>
                <text:p text:style-name="P20"><text:span text:style-name="T8">Ticket Management</text:span></text:p>
              </text:list-item>
              <text:list-item>
                <text:p text:style-name="P20"><text:span text:style-name="T8">DNS &amp; DHCP</text:span></text:p>
              </text:list-item>
              <text:list-item>
                <text:p text:style-name="P20"><text:span text:style-name="T8">Automation</text:span></text:p>
              </text:list-item>
            </text:list>
          </draw:text-box>
        </draw:frame>
      </draw:page>
      <draw:page draw:name="page2" draw:style-name="dp1" draw:master-page-name="Default">
        <draw:frame draw:style-name="gr6" draw:text-style-name="P11" draw:layer="layout" svg:width="9.525cm" svg:height="0.952cm" svg:x="1cm" svg:y="1.035cm">
          <draw:text-box>
            <text:p text:style-name="P10"><text:span text:style-name="T3">Modine Manufacturing Company</text:span></text:p>
          </draw:text-box>
        </draw:frame>
        <draw:frame draw:style-name="gr6" draw:text-style-name="P13" draw:layer="layout" svg:width="10.16cm" svg:height="0.952cm" svg:x="10.407cm" svg:y="1.052cm">
          <draw:text-box>
            <text:p text:style-name="P12"><text:span text:style-name="T3">Jan. 2020 – Sept. 2022</text:span></text:p>
          </draw:text-box>
        </draw:frame>
        <draw:frame draw:style-name="gr6" draw:text-style-name="P15" draw:layer="layout" svg:width="19.59cm" svg:height="0.952cm" svg:x="1cm" svg:y="1.888cm">
          <draw:text-box>
            <text:p text:style-name="P14"><text:span text:style-name="T3">IT Operations Intern</text:span></text:p>
          </draw:text-box>
        </draw:frame>
        <draw:frame draw:style-name="gr11" draw:text-style-name="P23" draw:layer="layout" svg:width="19.59cm" svg:height="7.942cm" svg:x="1cm" svg:y="2.976cm">
          <draw:text-box>
            <text:list text:style-name="L1">
              <text:list-item>
                <text:p text:style-name="P22"><text:span text:style-name="T9">Managed user email in Exchange on prem and online.</text:span></text:p>
              </text:list-item>
              <text:list-item>
                <text:p text:style-name="P22"><text:span text:style-name="T9">Utilized Cherwell Service Management to handle customer tickets.</text:span></text:p>
              </text:list-item>
              <text:list-item>
                <text:p text:style-name="P22"><text:span text:style-name="T9">Collaborated closely with my team to optimize processes and enhance efficiency.</text:span></text:p>
              </text:list-item>
              <text:list-item>
                <text:p text:style-name="P22"><text:span text:style-name="T9">Managed user account life-cycles in Active Directory.</text:span></text:p>
              </text:list-item>
              <text:list-item>
                <text:p text:style-name="P22"><text:span text:style-name="T9">Implemented automation workflows using Cherwell One-Steps and PowerShell Scripts, resulting in substantial productivity gains for our team.</text:span></text:p>
              </text:list-item>
              <text:list-item>
                <text:p text:style-name="P22"><text:span text:style-name="T9">Communicated regularly with end users and other IT teams.</text:span></text:p>
              </text:list-item>
              <text:list-item>
                <text:p text:style-name="P22"><text:span text:style-name="T9">Installation of servers and other equipment into a server rack.</text:span></text:p>
                <text:p text:style-name="P22"/>
              </text:list-item>
            </text:list>
          </draw:text-box>
        </draw:frame>
        <draw:frame draw:style-name="gr5" draw:text-style-name="P9" draw:layer="layout" svg:width="19.59cm" svg:height="0.935cm" svg:x="1cm" svg:y="10.445cm">
          <draw:text-box>
            <text:p text:style-name="P8"><text:span text:style-name="T6">PERSONAL &amp; EDUCATIONAL EXPERIENCE</text:span></text:p>
          </draw:text-box>
        </draw:frame>
        <draw:line draw:style-name="gr7" draw:text-style-name="P16" draw:layer="layout" svg:x1="1cm" svg:y1="11.332cm" svg:x2="20.59cm" svg:y2="11.332cm">
          <text:p/>
        </draw:line>
        <draw:frame draw:style-name="gr12" draw:text-style-name="P24" draw:layer="layout" svg:width="9.842cm" svg:height="6.688cm" svg:x="1cm" svg:y="11.477cm">
          <draw:text-box>
            <text:list text:style-name="L1">
              <text:list-item>
                <text:p text:style-name="P22">Proxmox (Linux Hypervisor)</text:p>
              </text:list-item>
              <text:list-item>
                <text:p text:style-name="P22">Networking with Ubiquiti hardware</text:p>
              </text:list-item>
              <text:list-item>
                <text:p text:style-name="P22">Docker &amp; Portainer</text:p>
              </text:list-item>
              <text:list-item>
                <text:p text:style-name="P22">VLAN management</text:p>
              </text:list-item>
              <text:list-item>
                <text:p text:style-name="P22">DNS, DHCP and network sinkole</text:p>
              </text:list-item>
              <text:list-item>
                <text:p text:style-name="P22">VPN management</text:p>
              </text:list-item>
              <text:list-item>
                <text:p text:style-name="P22">Snapshots</text:p>
              </text:list-item>
              <text:list-item>
                <text:p text:style-name="P22">Remote backups</text:p>
              </text:list-item>
            </text:list>
          </draw:text-box>
        </draw:frame>
        <draw:frame draw:style-name="gr12" draw:text-style-name="P24" draw:layer="layout" svg:width="9.842cm" svg:height="6.688cm" svg:x="10.7cm" svg:y="11.477cm">
          <draw:text-box>
            <text:list text:style-name="L1">
              <text:list-item>
                <text:p text:style-name="P22">NVR management</text:p>
              </text:list-item>
              <text:list-item>
                <text:p text:style-name="P22">ZFS pools</text:p>
              </text:list-item>
              <text:list-item>
                <text:p text:style-name="P22">System administration</text:p>
              </text:list-item>
              <text:list-item>
                <text:p text:style-name="P22">UPS integration and maintenance</text:p>
              </text:list-item>
              <text:list-item>
                <text:p text:style-name="P22">Files shares and ACL’s</text:p>
              </text:list-item>
              <text:list-item>
                <text:p text:style-name="P22">Service status monitoring</text:p>
              </text:list-item>
              <text:list-item>
                <text:p text:style-name="P22">File recovery</text:p>
              </text:list-item>
              <text:list-item>
                <text:p text:style-name="P22">Web Development</text:p>
              </text:list-item>
            </text:list>
          </draw:text-box>
        </draw:frame>
        <draw:frame draw:style-name="gr5" draw:text-style-name="P9" draw:layer="layout" svg:width="19.59cm" svg:height="0.935cm" svg:x="1cm" svg:y="18.346cm">
          <draw:text-box>
            <text:p text:style-name="P8"><text:span text:style-name="T6">ACADEMIC ACHIEVEMENTS</text:span></text:p>
          </draw:text-box>
        </draw:frame>
        <draw:frame draw:style-name="gr6" draw:text-style-name="P11" draw:layer="layout" svg:width="9.525cm" svg:height="0.952cm" svg:x="1cm" svg:y="19.209cm">
          <draw:text-box>
            <text:p text:style-name="P10"><text:span text:style-name="T3">University of Wisconsin – Parkside </text:span></text:p>
          </draw:text-box>
        </draw:frame>
        <draw:frame draw:style-name="gr6" draw:text-style-name="P13" draw:layer="layout" svg:width="10.16cm" svg:height="0.952cm" svg:x="10.407cm" svg:y="19.226cm">
          <draw:text-box>
            <text:p text:style-name="P12"><text:span text:style-name="T3">2019 - 2023</text:span></text:p>
          </draw:text-box>
        </draw:frame>
        <draw:frame draw:style-name="gr6" draw:text-style-name="P15" draw:layer="layout" svg:width="19.59cm" svg:height="0.952cm" svg:x="1cm" svg:y="20.062cm">
          <draw:text-box>
            <text:p text:style-name="P14"><text:span text:style-name="T3">Bachelor's of Computer Science</text:span></text:p>
          </draw:text-box>
        </draw:frame>
        <draw:line draw:style-name="gr7" draw:text-style-name="P16" draw:layer="layout" svg:x1="1cm" svg:y1="19.326cm" svg:x2="20.59cm" svg:y2="19.326cm">
          <text:p/>
        </draw:line>
        <draw:frame draw:style-name="gr13" draw:text-style-name="P24" draw:layer="layout" svg:width="19.59cm" svg:height="3.175cm" svg:x="1cm" svg:y="21.002cm">
          <draw:text-box>
            <text:list text:style-name="L1">
              <text:list-item>
                <text:p text:style-name="P22">Unix System Administration Certificate</text:p>
              </text:list-item>
              <text:list-item>
                <text:p text:style-name="P22">Member of the DevOps team, integrated CICD pipelines for the Dev teams using Jenkins, GitHub and AWS.</text:p>
              </text:list-item>
            </text:list>
          </draw:text-box>
        </draw:frame>
        <draw:frame draw:style-name="gr6" draw:text-style-name="P11" draw:layer="layout" svg:width="9.525cm" svg:height="0.952cm" svg:x="1.001cm" svg:y="23.71cm">
          <draw:text-box>
            <text:p text:style-name="P10"><text:span text:style-name="T3">Union Grove High School</text:span></text:p>
          </draw:text-box>
        </draw:frame>
        <draw:frame draw:style-name="gr6" draw:text-style-name="P13" draw:layer="layout" svg:width="10.16cm" svg:height="0.952cm" svg:x="10.408cm" svg:y="23.727cm">
          <draw:text-box>
            <text:p text:style-name="P12"><text:span text:style-name="T3">2015 - 2019</text:span></text:p>
          </draw:text-box>
        </draw:frame>
        <draw:frame draw:style-name="gr14" draw:text-style-name="P24" draw:layer="layout" svg:width="19.59cm" svg:height="0.878cm" svg:x="1cm" svg:y="24.603cm">
          <draw:text-box>
            <text:list text:style-name="L1">
              <text:list-item>
                <text:p text:style-name="P22">Principal's Academic Excellence Award - Computers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svg:stroke-color="#000000" draw:fill="none" draw:fill-color="#ffffff" draw:auto-grow-height="true" draw:auto-grow-width="false" fo:min-height="0.949cm" loext:decorative="false"/>
      <style:paragraph-properties style:writing-mode="lr-tb"/>
    </style:style>
    <style:style style:name="MP1" style:family="paragraph">
      <style:paragraph-properties fo:text-align="end"/>
    </style:style>
    <style:style style:name="MP2" style:family="paragraph">
      <loext:graphic-properties draw:fill="none" draw:fill-color="#ffffff"/>
      <style:paragraph-properties fo:text-align="end"/>
      <style:text-properties fo:font-size="12pt" style:font-size-asian="12pt" style:font-size-complex="12pt"/>
    </style:style>
    <style:style style:name="MT1" style:family="text">
      <style:text-properties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1" draw:text-style-name="MP2" draw:layer="backgroundobjects" svg:width="13.24cm" svg:height="1.199cm" svg:x="7.35cm" svg:y="26.3cm">
        <draw:text-box>
          <text:p text:style-name="MP1"><text:span text:style-name="MT1">Collin Kravig | Resume | Confidential | Page </text:span><text:span text:style-name="MT1"><text:page-number>2</text:page-number></text:span><text:span text:style-name="MT1">/</text:span><text:span text:style-name="MT1"><text:page-count>2</text:page-count></text:span></text:p>
        </draw:text-box>
      </draw:frame>
    </style:master-page>
    <style:master-page style:name="Default_20_2" style:display-name="Default 2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Default_20_1" style:display-name="Default 1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5-05T15:00:11.126000000</meta:creation-date>
    <dc:date>2024-05-05T18:56:46.871000000</dc:date>
    <meta:editing-duration>PT29M</meta:editing-duration>
    <meta:editing-cycles>8</meta:editing-cycles>
    <meta:generator>LibreOffice/24.2.3.2$Windows_X86_64 LibreOffice_project/433d9c2ded56988e8a90e6b2e771ee4e6a5ab2ba</meta:generator>
    <meta:document-statistic meta:object-count="34"/>
  </office:meta>
</office:document-meta>
</file>